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一.集成富文本编辑器：</text:p>
      <text:p text:style-name="Standard">1.在settings中加入app：‘DjangoUeditor’</text:p>
      <text:p text:style-name="Standard">2.在models中进行定义，UEditorField继承自Textfield。传入参数配置 推荐采用默认值，因为django版本变更有些参数的参数名可能出现了变化。文件上传路径默认为{{MEDIA_ROOT}}</text:p>
      <text:p text:style-name="Standard">无需更改</text:p>
      <text:p text:style-name="Standard">3.在urls中添加：url(r'^ueditor/',include('DjangoUeditor.urls' ))</text:p>
      <text:p text:style-name="Standard">4.在admin中导入models模型admin.site.register(Blog)</text:p>
      <text:p text:style-name="Standard">5.同步数据库</text:p>
      <text:p text:style-name="Standard">6.运行collectstatic命令，将所依赖的css,js之类的文件复制到{{STATIC_ROOT}}文件夹里面。</text:p>
      <text:p text:style-name="Standard">7.将静态文件同步至工程目录之下后配置static 和 media的路径，{{MEDIA_ROOT}}路径设置在在app目录下的static目录中</text:p>
      <text:p text:style-name="Standard">二.搜索引擎：搜索引擎使用了django内置的字符匹配功能，可对产生标题与目录中包含关键字的结果集，通过views渲染到模板中，搜索函数为views中search函数，urls配置为url(r'^search/$','app.views.search')</text:p>
      <text:p text:style-name="Standard">在每个需要搜索功能的页面模板中加入一个form标签，将表单获取的搜索关键字传入后台，并在相应的视图函数中添加一个条件判断，若表单内容不为空且被提交，则由视图函数实现网页跳转并将关键字传至搜索页面。如本项目在主页中的样例。</text:p>
      <text:p text:style-name="Standard">在search函数中，搜索条件可在filter方法的参数中进行更改，Q对象用于对关键字参数进行封装，从而可以对多个条件进行逻辑运算。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4T09:17:08</meta:creation-date>
    <dc:date>2015-06-14T09:49:52</dc:date>
    <meta:editing-duration>PT13M46S</meta:editing-duration>
    <meta:editing-cycles>1</meta:editing-cycles>
    <meta:document-statistic meta:table-count="0" meta:image-count="0" meta:object-count="0" meta:page-count="1" meta:paragraph-count="12" meta:word-count="43" meta:character-count="700" meta:non-whitespace-character-count="740"/>
    <meta:generator>LibreOffice/3.5$Linux_X86_64 LibreOffice_project/350m1$Build-2</meta:generator>
  </office:meta>
</office:document-meta>
</file>